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2.404cm"/>
    </style:style>
    <style:style style:name="co4" style:family="table-column">
      <style:table-column-properties fo:break-before="auto" style:column-width="3.496cm"/>
    </style:style>
    <style:style style:name="co5" style:family="table-column">
      <style:table-column-properties fo:break-before="auto" style:column-width="3.912cm"/>
    </style:style>
    <style:style style:name="co6" style:family="table-column">
      <style:table-column-properties fo:break-before="auto" style:column-width="2.88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473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5.2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ff99" fo:border="0.002cm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cc00" fo:border="0.002cm solid #000000" style:vertical-align="top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cc00" fo:border="0.002cm solid #000000" style:vertical-align="top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11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12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4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4"/>
        <table:table-column table:style-name="co5" table:number-columns-repeated="2" table:default-cell-style-name="ce4"/>
        <table:table-column table:style-name="co1" table:number-columns-repeated="1016" table:default-cell-style-name="ce4"/>
        <table:table-row table:style-name="ro1">
          <table:table-cell table:style-name="ce3" table:number-columns-repeated="5"/>
          <table:table-cell table:style-name="ce3" office:value-type="string">
            <text:p>register</text:p>
          </table:table-cell>
          <table:table-cell table:style-name="ce3" office:value-type="string">
            <text:p>started</text:p>
          </table:table-cell>
          <table:table-cell table:style-name="ce3" office:value-type="string">
            <text:p>comp</text:p>
          </table:table-cell>
          <table:table-cell table:style-name="ce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5"/>
          <table:table-cell table:style-name="ce9" office:value-type="string">
            <text:p>trailing ==&gt; coding</text:p>
          </table:table-cell>
          <table:table-cell table:style-name="ce5" office:value-type="string">
            <text:p>mt4</text:p>
          </table:table-cell>
          <table:table-cell table:style-name="ce5"/>
          <table:table-cell table:style-name="ce11" office:value-type="string">
            <text:p>20200414_154231</text:p>
          </table:table-cell>
          <table:table-cell table:style-name="ce11" table:number-columns-repeated="2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5"/>
          <table:table-cell table:style-name="ce9" office:value-type="string">
            <text:p>1. when ordering → ticket num : write to a file “[ea-4].(2020XXXX_XXX).dat”</text:p>
            <text:p>2. also : prev-10 bars, BB area number</text:p>
          </table:table-cell>
          <table:table-cell table:style-name="ce5" office:value-type="string">
            <text:p>mt4</text:p>
          </table:table-cell>
          <table:table-cell table:style-name="ce5"/>
          <table:table-cell table:style-name="ce11" office:value-type="string">
            <text:p>20200414_154231</text:p>
          </table:table-cell>
          <table:table-cell table:style-name="ce11" table:number-columns-repeated="2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 office:value-type="float" office:value="3">
            <office:annotation draw:style-name="gr1" draw:text-style-name="P1" svg:width="2.899cm" svg:height="1.139cm" svg:x="2.858cm" svg:y="2.003cm" draw:caption-point-x="-0.61cm" draw:caption-point-y="0.546cm">
              <dc:creator>ik</dc:creator>
              <dc:date>2020-04-15T00:00:00</dc:date>
              <text:p text:style-name="P1"><text:span text:style-name="T1">緑３</text:span></text:p>
            </office:annotation>
            <text:p>3</text:p>
          </table:table-cell>
          <table:table-cell table:style-name="ce8" office:value-type="string">
            <text:p>new FUNC</text:p>
          </table:table-cell>
          <table:table-cell table:style-name="ce10" office:value-type="string">
            <text:p>get_BB_Loc_Num(int index) : int num_BB_Area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string">
            <text:p>20200414_154231</text:p>
          </table:table-cell>
          <table:table-cell table:style-name="ce12"/>
          <table:table-cell table:style-name="ce12" office:value-type="string">
            <text:p>20200415_133912</text:p>
          </table:table-cell>
          <table:table-cell table:style-name="ce8"/>
          <table:table-cell office:value-type="string">
            <text:p>*</text:p>
          </table:table-cell>
          <table:table-cell table:style-name="ce13" table:number-columns-repeated="1014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8" office:value-type="string">
            <text:p>new FUNC</text:p>
          </table:table-cell>
          <table:table-cell table:style-name="ce10" office:value-type="string">
            <text:p>get_BB_Loc_Nums(int lenOf_Bars, int num_Start_Index) : int lo_BB_Area_Nums[]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string">
            <text:p>20200415_134059</text:p>
          </table:table-cell>
          <table:table-cell table:style-name="ce12"/>
          <table:table-cell table:style-name="ce12" office:value-type="date" office:date-value="2020-04-21T17:34:29.2">
            <text:p>20/04/21 17:34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5" office:value-type="string">
            <text:p>work</text:p>
          </table:table-cell>
          <table:table-cell table:style-name="ce9" office:value-type="string">
            <text:p>when ordering, write out data</text:p>
            <text:p><text:s/>ticket num</text:p>
            <text:p><text:s/>BB zone nums</text:p>
          </table:table-cell>
          <table:table-cell table:style-name="ce5" office:value-type="string">
            <text:p>mt4</text:p>
          </table:table-cell>
          <table:table-cell table:style-name="ce5"/>
          <table:table-cell table:style-name="ce11" office:value-type="date" office:date-value="2020-04-20T14:34:06.4">
            <text:p>20/04/20 14:34</text:p>
          </table:table-cell>
          <table:table-cell table:style-name="ce11" table:number-columns-repeated="2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8" office:value-type="string">
            <text:p>new FUNC</text:p>
          </table:table-cell>
          <table:table-cell table:style-name="ce10" office:value-type="string">
            <text:p>op_Get_BB_Loc_Nums()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date" office:date-value="2020-04-20T17:02:56.06">
            <text:p>20/04/20 17:02</text:p>
          </table:table-cell>
          <table:table-cell table:style-name="ce12" office:value-type="string">
            <text:p>-</text:p>
          </table:table-cell>
          <table:table-cell table:style-name="ce12" office:value-type="date" office:date-value="2020-04-20T17:05:21.06">
            <text:p>20/04/20 17:05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1">
          <table:table-cell table:style-name="ce7" office:value-type="float" office:value="7">
            <text:p>7</text:p>
          </table:table-cell>
          <table:table-cell table:style-name="ce8" office:value-type="string">
            <text:p>work</text:p>
          </table:table-cell>
          <table:table-cell table:style-name="ce10" office:value-type="string">
            <text:p>when new bar ==&gt; write out BB zone data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date" office:date-value="2020-04-20T17:29:30.440001">
            <text:p>20/04/20 17:29</text:p>
          </table:table-cell>
          <table:table-cell table:style-name="ce12" table:number-columns-repeated="2"/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2">
          <table:table-cell table:style-name="ce7" office:value-type="float" office:value="8">
            <text:p>8</text:p>
          </table:table-cell>
          <table:table-cell table:style-name="ce8" office:value-type="string">
            <text:p>modify FUNC</text:p>
          </table:table-cell>
          <table:table-cell table:style-name="ce10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date" office:date-value="2020-04-21T09:34:39.72">
            <text:p>20/04/21 09:34</text:p>
          </table:table-cell>
          <table:table-cell table:style-name="ce12"/>
          <table:table-cell table:style-name="ce12" office:value-type="date" office:date-value="2020-04-21T10:05:12.21">
            <text:p>20/04/21 10:05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2">
          <table:table-cell table:style-name="ce7" office:value-type="float" office:value="9">
            <text:p>9</text:p>
          </table:table-cell>
          <table:table-cell table:style-name="ce8" office:value-type="string">
            <text:p>modify FUNC</text:p>
          </table:table-cell>
          <table:table-cell table:style-name="ce10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date" office:date-value="2020-04-21T10:04:55.54">
            <text:p>20/04/21 10:04</text:p>
          </table:table-cell>
          <table:table-cell table:style-name="ce12"/>
          <table:table-cell table:style-name="ce12" office:value-type="date" office:date-value="2020-04-21T17:33:45.42">
            <text:p>20/04/21 17:33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8" office:value-type="string">
            <text:p>modify</text:p>
          </table:table-cell>
          <table:table-cell table:style-name="ce10" office:value-type="string">
            <text:p>“bar-data” file ==&gt; add info</text:p>
            <text:p><text:s/>1) pair, period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date" office:date-value="2020-04-21T17:33:31.62">
            <text:p>20/04/21 17:33</text:p>
          </table:table-cell>
          <table:table-cell table:style-name="ce12"/>
          <table:table-cell table:style-name="ce12" office:value-type="date" office:date-value="2020-04-22T12:21:06.61">
            <text:p>20/04/22 12:21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8" office:value-type="string">
            <text:p>new feature</text:p>
          </table:table-cell>
          <table:table-cell table:style-name="ce10" office:value-type="string">
            <text:p>when new bar ==&gt; write out : stats</text:p>
            <text:p><text:s/>1) width of up/down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date" office:date-value="2020-04-21T17:49:45.57">
            <text:p>20/04/21 17:49</text:p>
          </table:table-cell>
          <table:table-cell table:style-name="ce12"/>
          <table:table-cell table:style-name="ce12" office:value-type="date" office:date-value="2020-04-22T14:58:24.09">
            <text:p>20/04/22 14:58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4">
          <table:table-cell table:style-name="ce7" office:value-type="float" office:value="12">
            <text:p>12</text:p>
          </table:table-cell>
          <table:table-cell table:style-name="ce8" office:value-type="string">
            <text:p>modify FUNC</text:p>
          </table:table-cell>
          <table:table-cell table:style-name="ce10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date" office:date-value="2020-04-22T14:35:34.17">
            <text:p>20/04/22 14:35</text:p>
          </table:table-cell>
          <table:table-cell table:style-name="ce12"/>
          <table:table-cell table:style-name="ce12" office:value-type="date" office:date-value="2020-04-24T17:58:58.63">
            <text:p>20/04/24 17:58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1">
          <table:table-cell table:style-name="ce6" office:value-type="float" office:value="13">
            <text:p>13</text:p>
          </table:table-cell>
          <table:table-cell table:style-name="ce5" office:value-type="string">
            <text:p>tools</text:p>
          </table:table-cell>
          <table:table-cell table:style-name="ce9" office:value-type="string">
            <text:p>new FUNC : slice_Raw_Data_By_Week</text:p>
          </table:table-cell>
          <table:table-cell table:style-name="ce5" office:value-type="string">
            <text:p>php</text:p>
          </table:table-cell>
          <table:table-cell table:style-name="ce5" office:value-type="string">
            <text:p>44# 10.3.3</text:p>
          </table:table-cell>
          <table:table-cell table:style-name="ce11" office:value-type="date" office:date-value="2020-04-25T16:08:49.7">
            <text:p>20/04/25 16:08</text:p>
          </table:table-cell>
          <table:table-cell table:style-name="ce11" table:number-columns-repeated="2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5a</text:p>
          </table:table-cell>
          <table:table-cell table:style-name="ce5" office:value-type="string">
            <text:p>tools</text:p>
          </table:table-cell>
          <table:table-cell table:style-name="ce9" office:value-type="string">
            <text:p>ticket-data log file ==&gt; write header lines in “init()”</text:p>
          </table:table-cell>
          <table:table-cell table:style-name="ce5" office:value-type="string">
            <text:p>mt4</text:p>
          </table:table-cell>
          <table:table-cell table:style-name="ce5" office:value-type="string">
            <text:p>44# 11.1_7</text:p>
          </table:table-cell>
          <table:table-cell table:style-name="ce11" office:value-type="date" office:date-value="2020-04-28T15:10:55.21">
            <text:p>20/04/28 15:10</text:p>
          </table:table-cell>
          <table:table-cell table:style-name="ce11" table:number-columns-repeated="2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"/>
          <table:table-cell table:style-name="ce9"/>
          <table:table-cell table:style-name="ce5" table:number-columns-repeated="2"/>
          <table:table-cell table:style-name="ce11" table:number-columns-repeated="3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"/>
          <table:table-cell table:style-name="ce9"/>
          <table:table-cell table:style-name="ce5" table:number-columns-repeated="2"/>
          <table:table-cell table:style-name="ce11" table:number-columns-repeated="3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5" office:value-type="string">
            <text:p>*</text:p>
          </table:table-cell>
          <table:table-cell table:formula="of:=NOW()" office:value-type="date" office:date-value="2020-04-28T15:11:16.93">
            <text:p>2020/4/28 15:11</text:p>
          </table:table-cell>
          <table:table-cell table:formula="of:=NOW()" office:value-type="date" office:date-value="2020-04-28T15:11:16.93">
            <text:p>2020/4/28 15:11</text:p>
          </table:table-cell>
          <table:table-cell table:formula="of:=NOW()" office:value-type="date" office:date-value="2020-04-28T15:11:16.93">
            <text:p>2020/4/28 15:11</text:p>
          </table:table-cell>
          <table:table-cell table:number-columns-repeated="2" office:value-type="string">
            <text:p>*</text:p>
          </table:table-cell>
          <table:table-cell table:number-columns-repeated="1014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e-space" table:style-name="ta1" table:print="false">
        <table:table-column table:style-name="co1" table:number-columns-repeated="1024" table:default-cell-style-name="ce4"/>
        <table:table-row table:style-name="ro1">
          <table:table-cell office:value-type="string">
            <text:p>[2020.04.21 17:24:51 / lib_ea_2.mqh:1311]this file</text:p>
          </table:table-cell>
          <table:table-cell office:value-type="string">
            <text:p>[ea-4_tester-1].(bar-data).log</text:p>
          </table:table-cell>
          <table:table-cell table:number-columns-repeated="16"/>
          <table:table-cell office:value-type="string">
            <text:p>https://wiki.openoffice.org/wiki/Documentation/How_Tos/Calc:_COUNTIF_function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datetime current</text:p>
          </table:table-cell>
          <table:table-cell office:value-type="string">
            <text:p>BB.-5</text:p>
          </table:table-cell>
          <table:table-cell office:value-type="string">
            <text:p>BB.-4</text:p>
          </table:table-cell>
          <table:table-cell office:value-type="string">
            <text:p>BB.-3</text:p>
          </table:table-cell>
          <table:table-cell office:value-type="string">
            <text:p>BB.-2</text:p>
          </table:table-cell>
          <table:table-cell office:value-type="string">
            <text:p>BB.-1</text:p>
          </table:table-cell>
          <table:table-cell office:value-type="string">
            <text:p>u/d.-5</text:p>
          </table:table-cell>
          <table:table-cell office:value-type="string">
            <text:p>u/d.-4</text:p>
          </table:table-cell>
          <table:table-cell office:value-type="string">
            <text:p>u/d.-3</text:p>
          </table:table-cell>
          <table:table-cell office:value-type="string">
            <text:p>u/d.-2</text:p>
          </table:table-cell>
          <table:table-cell office:value-type="string">
            <text:p>u/d.-1</text:p>
          </table:table-cell>
          <table:table-cell office:value-type="string">
            <text:p>width.-5</text:p>
          </table:table-cell>
          <table:table-cell office:value-type="string">
            <text:p>width.-4</text:p>
          </table:table-cell>
          <table:table-cell office:value-type="string">
            <text:p>width.-3</text:p>
          </table:table-cell>
          <table:table-cell office:value-type="string">
            <text:p>width.-2</text:p>
          </table:table-cell>
          <table:table-cell office:value-type="string">
            <text:p>u/d.-1</text:p>
          </table:table-cell>
          <table:table-cell table:number-columns-repeated="3"/>
          <table:table-cell office:value-type="string">
            <text:p>&lt;=, &lt;</text:p>
          </table:table-cell>
          <table:table-cell table:number-columns-repeated="1003"/>
        </table:table-row>
        <table:table-row table:style-name="ro1">
          <table:table-cell table:number-columns-repeated="18"/>
          <table:table-cell table:style-name="ce5" office:value-type="float" office:value="0.01">
            <text:p>0.01</text:p>
          </table:table-cell>
          <table:table-cell table:style-name="ce5" table:formula="of:=COUNTIF([.$M$4:.$Q$10];&quot;&gt;=&quot;&amp;[.S3])+COUNTIF([.$M$4:.$Q$10];&quot;&lt;=&quot;&amp;([.S3]*(-1)))" office:value-type="float" office:value="27">
            <text:p>27</text:p>
          </table:table-cell>
          <table:table-cell table:formula="of:=[.T3]-[.T4]" office:value-type="float" office:value="18">
            <text:p>18</text:p>
          </table:table-cell>
          <table:table-cell table:number-columns-repeated="1003"/>
        </table:table-row>
        <table:table-row table:style-name="ro1">
          <table:table-cell office:value-type="string">
            <text:p>[2020.04.21 17:24:51 / lib_ea_2.mqh:1395]</text:p>
          </table:table-cell>
          <table:table-cell office:value-type="string">
            <text:p>2020.04.21 11:24:0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005">
            <text:p>0.005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/>
          <table:table-cell table:style-name="ce5" office:value-type="float" office:value="0.02">
            <text:p>0.02</text:p>
          </table:table-cell>
          <table:table-cell table:style-name="ce5" table:formula="of:=COUNTIF([.$M$4:.$Q$10];&quot;&gt;=&quot;&amp;[.S4])+COUNTIF([.$M$4:.$Q$10];&quot;&lt;=&quot;&amp;([.S4]*(-1)))" office:value-type="float" office:value="9">
            <text:p>9</text:p>
          </table:table-cell>
          <table:table-cell table:formula="of:=[.T4]-[.T5]" office:value-type="float" office:value="6">
            <text:p>6</text:p>
          </table:table-cell>
          <table:table-cell table:number-columns-repeated="1003"/>
        </table:table-row>
        <table:table-row table:style-name="ro1">
          <table:table-cell office:value-type="string">
            <text:p>[2020.04.21 17:25:01 / lib_ea_2.mqh:1395]</text:p>
          </table:table-cell>
          <table:table-cell office:value-type="string">
            <text:p>2020.04.21 11:25:00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/>
          <table:table-cell table:style-name="ce5" office:value-type="float" office:value="0.03">
            <text:p>0.03</text:p>
          </table:table-cell>
          <table:table-cell table:style-name="ce5" table:formula="of:=COUNTIF([.$M$4:.$Q$10];&quot;&gt;=&quot;&amp;[.S5])+COUNTIF([.$M$4:.$Q$10];&quot;&lt;=&quot;&amp;([.S5]*(-1)))" office:value-type="float" office:value="3">
            <text:p>3</text:p>
          </table:table-cell>
          <table:table-cell table:formula="of:=[.T5]-[.T6]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[2020.04.21 17:26:01 / lib_ea_2.mqh:1395]</text:p>
          </table:table-cell>
          <table:table-cell office:value-type="string">
            <text:p>2020.04.21 11:26:00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/>
          <table:table-cell table:style-name="ce5" office:value-type="float" office:value="0.04">
            <text:p>0.04</text:p>
          </table:table-cell>
          <table:table-cell table:style-name="ce5" table:formula="of:=COUNTIF([.$M$4:.$Q$10];&quot;&gt;=&quot;&amp;[.S6])+COUNTIF([.$M$4:.$Q$10];&quot;&lt;=&quot;&amp;([.S6]*(-1)))" office:value-type="float" office:value="3">
            <text:p>3</text:p>
          </table:table-cell>
          <table:table-cell table:formula="of:=[.T6]-[.T7]" office:value-type="float" office:value="3">
            <text:p>3</text:p>
          </table:table-cell>
          <table:table-cell table:number-columns-repeated="1003"/>
        </table:table-row>
        <table:table-row table:style-name="ro1">
          <table:table-cell office:value-type="string">
            <text:p>[2020.04.21 17:27:05 / lib_ea_2.mqh:1395]</text:p>
          </table:table-cell>
          <table:table-cell office:value-type="string">
            <text:p>2020.04.21 11:27:00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/>
          <table:table-cell table:style-name="ce5" office:value-type="float" office:value="0.05">
            <text:p>0.05</text:p>
          </table:table-cell>
          <table:table-cell table:style-name="ce5" table:formula="of:=COUNTIF([.$M$4:.$Q$10];&quot;&gt;=&quot;&amp;[.S7])+COUNTIF([.$M$4:.$Q$10];&quot;&lt;=&quot;&amp;([.S7]*(-1)))" office:value-type="float" office:value="0">
            <text:p>0</text:p>
          </table:table-cell>
          <table:table-cell table:formula="of:=[.T7]-[.T8]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[2020.04.21 17:28:02 / lib_ea_2.mqh:1395]</text:p>
          </table:table-cell>
          <table:table-cell office:value-type="string">
            <text:p>2020.04.21 11:28:00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/>
          <table:table-cell table:style-name="ce5"/>
          <table:table-cell table:style-name="ce5"/>
          <table:table-cell table:number-columns-repeated="1004"/>
        </table:table-row>
        <table:table-row table:style-name="ro1">
          <table:table-cell office:value-type="string">
            <text:p>[2020.04.21 17:29:02 / lib_ea_2.mqh:1395]</text:p>
          </table:table-cell>
          <table:table-cell office:value-type="string">
            <text:p>2020.04.21 11:29:00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/>
          <table:table-cell table:style-name="ce5" office:value-type="string">
            <text:p>total=</text:p>
          </table:table-cell>
          <table:table-cell table:style-name="ce5" table:formula="of:=COUNTA([.M4:.Q10])" office:value-type="float" office:value="35">
            <text:p>35</text:p>
          </table:table-cell>
          <table:table-cell table:number-columns-repeated="1004"/>
        </table:table-row>
        <table:table-row table:style-name="ro1">
          <table:table-cell office:value-type="string">
            <text:p>[2020.04.21 17:30:01 / lib_ea_2.mqh:1395]</text:p>
          </table:table-cell>
          <table:table-cell office:value-type="string">
            <text:p>2020.04.21 11:30:00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4" office:value-type="float" office:value="1">
            <text:p>1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 office:value-type="float" office:value="0.024">
            <text:p>0.024</text:p>
          </table:table-cell>
          <table:table-cell/>
          <table:table-cell table:style-name="ce5" table:number-columns-repeated="2"/>
          <table:table-cell table:number-columns-repeated="1004"/>
        </table:table-row>
        <table:table-row table:style-name="ro1" table:number-rows-repeated="3">
          <table:table-cell table:number-columns-repeated="18"/>
          <table:table-cell table:style-name="ce5" table:number-columns-repeated="2"/>
          <table:table-cell table:number-columns-repeated="100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e_20200422_142109" table:style-name="ta1" table:print="false">
        <table:table-column table:style-name="co6" table:default-cell-style-name="ce4"/>
        <table:table-column table:style-name="co1" table:number-columns-repeated="1023" table:default-cell-style-name="ce4"/>
        <table:table-row table:style-name="ro1">
          <table:table-cell table:style-name="ce5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5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2" draw:text-style-name="P2" svg:width="21.8cm" svg:height="12.168cm" svg:x="2.144cm" svg:y="0.267cm">
              <draw:object draw:notify-on-update-of-ranges="free_20200422_142109.A1:free_20200422_142109.A1 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style-name="ce5" office:value-type="float" office:value="0.005">
            <text:p>0.005</text:p>
          </table:table-cell>
          <table:table-cell table:style-name="ce14" table:formula="of:=[.D2]" office:value-type="percentage" office:value="0.28">
            <text:p>28.00%</text:p>
          </table:table-cell>
          <table:table-cell table:style-name="ce5" office:value-type="float" office:value="28">
            <text:p>28</text:p>
          </table:table-cell>
          <table:table-cell table:style-name="ce14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1">
          <table:table-cell table:style-name="ce5" office:value-type="float" office:value="0.01">
            <text:p>0.01</text:p>
          </table:table-cell>
          <table:table-cell table:style-name="ce14" table:formula="of:=[.D3]" office:value-type="percentage" office:value="0.22">
            <text:p>22.00%</text:p>
          </table:table-cell>
          <table:table-cell table:style-name="ce5" office:value-type="float" office:value="22">
            <text:p>22</text:p>
          </table:table-cell>
          <table:table-cell table:style-name="ce14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1">
          <table:table-cell table:style-name="ce5" office:value-type="float" office:value="0.015">
            <text:p>0.015</text:p>
          </table:table-cell>
          <table:table-cell table:style-name="ce14" table:formula="of:=[.D4]" office:value-type="percentage" office:value="0.2">
            <text:p>20.00%</text:p>
          </table:table-cell>
          <table:table-cell table:style-name="ce5" office:value-type="float" office:value="20">
            <text:p>20</text:p>
          </table:table-cell>
          <table:table-cell table:style-name="ce14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1">
          <table:table-cell table:style-name="ce5" office:value-type="float" office:value="0.02">
            <text:p>0.02</text:p>
          </table:table-cell>
          <table:table-cell table:style-name="ce14" table:formula="of:=[.D5]" office:value-type="percentage" office:value="0.13">
            <text:p>13.00%</text:p>
          </table:table-cell>
          <table:table-cell table:style-name="ce5" office:value-type="float" office:value="13">
            <text:p>13</text:p>
          </table:table-cell>
          <table:table-cell table:style-name="ce14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1">
          <table:table-cell table:style-name="ce5" office:value-type="float" office:value="0.03">
            <text:p>0.03</text:p>
          </table:table-cell>
          <table:table-cell table:style-name="ce14" table:formula="of:=[.D6]" office:value-type="percentage" office:value="0.11">
            <text:p>11.00%</text:p>
          </table:table-cell>
          <table:table-cell table:style-name="ce5" office:value-type="float" office:value="11">
            <text:p>11</text:p>
          </table:table-cell>
          <table:table-cell table:style-name="ce14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1">
          <table:table-cell table:style-name="ce5" office:value-type="float" office:value="0.04">
            <text:p>0.04</text:p>
          </table:table-cell>
          <table:table-cell table:style-name="ce14" table:formula="of:=[.D7]" office:value-type="percentage" office:value="0.04">
            <text:p>4.00%</text:p>
          </table:table-cell>
          <table:table-cell table:style-name="ce5" office:value-type="float" office:value="4">
            <text:p>4</text:p>
          </table:table-cell>
          <table:table-cell table:style-name="ce14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more</text:p>
          </table:table-cell>
          <table:table-cell table:style-name="ce14" table:formula="of:=[.D8]" office:value-type="percentage" office:value="0.02">
            <text:p>2.00%</text:p>
          </table:table-cell>
          <table:table-cell table:style-name="ce5" office:value-type="float" office:value="2">
            <text:p>2</text:p>
          </table:table-cell>
          <table:table-cell table:style-name="ce14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1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8">2020/04/28</text:date>, <text:time>15:11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4-28T15:11:17.77</dc:date>
    <dc:creator>iwabuchi ken</dc:creator>
    <meta:editing-duration>PT7H40M14S</meta:editing-duration>
    <meta:editing-cycles>32</meta:editing-cycles>
    <meta:generator>OpenOffice/4.1.3$Win32 OpenOffice.org_project/413m1$Build-9783</meta:generator>
    <meta:document-statistic meta:table-count="3" meta:cell-count="3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